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P2" style:family="paragraph" style:parent-style-name="Standard">
      <style:paragraph-properties fo:line-height="100%" fo:text-align="justify" style:justify-single-word="false"/>
      <style:text-properties fo:color="#000000" style:font-name="Arial" fo:font-size="12pt" fo:font-weight="normal" style:font-size-asian="12pt" style:font-weight-asian="normal" style:font-size-complex="12pt" style:font-weight-complex="normal"/>
    </style:style>
    <style:style style:name="P3" style:family="paragraph" style:parent-style-name="Standard">
      <style:paragraph-properties fo:line-height="100%" fo:text-align="start" style:justify-single-word="false"/>
      <style:text-properties fo:color="#000000" style:font-name="Aria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5" style:family="paragraph" style:parent-style-name="Standard">
      <style:paragraph-properties fo:line-height="100%" fo:text-align="justify" style:justify-single-word="false"/>
      <style:text-properties fo:color="#000000" style:font-name="Arial" fo:font-size="12pt" fo:font-weight="normal" style:font-size-asian="12pt" style:font-weight-asian="normal" style:font-size-complex="12pt" style:font-weight-complex="normal"/>
    </style:style>
    <style:style style:name="P6" style:family="paragraph" style:parent-style-name="Standard">
      <style:paragraph-properties fo:line-height="100%" fo:text-align="start" style:justify-single-word="false"/>
      <style:text-properties fo:color="#000000" style:font-name="Arial"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EY Thomas<text:tab/></text:p>
      <text:p text:style-name="P2">4 Rue Louis Aragon</text:p>
      <text:p text:style-name="P2">14460 Colombelles</text:p>
      <text:p text:style-name="P2">Tél : 06 59 83 32 53</text:p>
      <text:p text:style-name="P2">Email : thom.bacheley@gmail.com</text:p>
      <text:p text:style-name="P3"/>
      <text:p text:style-name="P1"/>
      <text:p text:style-name="P4"/>
      <text:p text:style-name="P4">Objet : Lettre de Motivation – Demande de Stage BTS</text:p>
      <text:p text:style-name="P4"/>
      <text:p text:style-name="P4">Madame, Monsieur</text:p>
      <text:p text:style-name="P4"/>
      <text:p text:style-name="P4">Actuellement en première année de BTS SNIR au sein de l'Institut Lemonnier, je suis à la recherche d'un stage pratique qui me permettrait de valider cette première année d'étude. </text:p>
      <text:p text:style-name="P4"><text:s/></text:p>
      <text:p text:style-name="P4">Motivé et curieux , Je suis intéressé par le domaine de l'informatique et tout ce qui s'en rapproche. Je me permets ainsi de vous proposer ma candidature. J’ai de bonnes bases concernant les différents langage informatique et la maintenance informatique,</text:p>
      <text:p text:style-name="P4"/>
      <text:p text:style-name="P4">Le stage se déroule du <text:span text:style-name="T1">Mardi 22 mai au Vendredi 29 juin Inclus</text:span></text:p>
      <text:p text:style-name="P4"/>
      <text:p text:style-name="P4"/>
      <text:p text:style-name="P4">Dans l'attente de votre réponse , je vous prie de croire, Madame, Monsieur, à l'assurance de mon dévouement le plus sincèr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Bacheley</meta:initial-creator>
    <meta:creation-date>2018-01-03T17:57:23.86</meta:creation-date>
    <dc:date>2018-04-14T11:14:15.50</dc:date>
    <dc:creator>Thomas Bacheley</dc:creator>
    <meta:editing-duration>PT1H41M8S</meta:editing-duration>
    <meta:editing-cycles>9</meta:editing-cycles>
    <meta:generator>OpenOffice/4.1.4$Win32 OpenOffice.org_project/414m5$Build-9788</meta:generator>
    <meta:document-statistic meta:table-count="0" meta:image-count="0" meta:object-count="0" meta:page-count="1" meta:paragraph-count="12" meta:word-count="133" meta:character-count="790"/>
  </office:meta>
</office:document-meta>
</file>